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2c19"/>
    </style:style>
    <style:style style:name="T1" style:family="text">
      <style:text-properties officeooo:rsid="00157565"/>
    </style:style>
    <style:style style:name="T2" style:family="text">
      <style:text-properties officeooo:rsid="00123b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span>In ddoGet is called in response to an HTTP GET request <text:span text:style-name="T2">while </text:span>doPost is called in response to an HTTP POST request</text:p>
      <text:p text:style-name="P1"><text:span text:style-name="T2">d</text:span>oGet Method the parameters are appended to the URL and sent along with header information In doPost, parameters are sent in separate line in the body </text:p>
      <text:p text:style-name="P1">Maximum size of data that can be sent using doget is 240 bytes There is no maximum size for data </text:p>
      <text:p text:style-name="P1">Parameters are not encrypted Parameters are encrypted </text:p>
      <text:p text:style-name="P1">DoGet method generally is used to query or to get some information from the server Dopost is generally used to update or post some information to the server </text:p>
      <text:p text:style-name="P1">DoGet is faster if we set the response content length since the same connection is used. Thus increasing the performance DoPost is slower compared to doGet since doPost does not write the content leng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6:03:17.331084847</meta:creation-date>
    <dc:date>2017-07-19T16:05:01.077825717</dc:date>
    <meta:editing-duration>PT1M44S</meta:editing-duration>
    <meta:editing-cycles>1</meta:editing-cycles>
    <meta:document-statistic meta:table-count="0" meta:image-count="0" meta:object-count="0" meta:page-count="1" meta:paragraph-count="6" meta:word-count="137" meta:character-count="777" meta:non-whitespace-character-count="641"/>
    <meta:generator>LibreOffice/5.1.6.2$Linux_X86_64 LibreOffice_project/10m0$Build-2</meta:generator>
  </office:meta>
</office:document-meta>
</file>